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end" style:justify-single-word="false"/>
      <style:text-properties fo:language="en" fo:country="US"/>
    </style:style>
    <style:style style:name="P4" style:family="paragraph" style:parent-style-name="Standard">
      <style:text-properties fo:language="en" fo:country="US" fo:background-color="#ffff00"/>
    </style:style>
    <style:style style:name="P5" style:family="paragraph" style:parent-style-name="Standard" style:list-style-name="L1">
      <style:text-properties fo:language="en" fo:country="US" fo:background-color="#ffff00"/>
    </style:style>
    <style:style style:name="P6" style:family="paragraph" style:parent-style-name="Standard" style:list-style-name="L2">
      <style:text-properties fo:language="en" fo:country="US" fo:background-color="#ffff00"/>
    </style:style>
    <style:style style:name="P7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8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ributed Systems</text:p>
      <text:p text:style-name="P3"/>
      <text:p text:style-name="P7">Name : <text:span text:style-name="T1">Nom(s)_Cognom(s)</text:span></text:p>
      <text:p text:style-name="P7">Group : <text:span text:style-name="T1">0000000</text:span></text:p>
      <text:p text:style-name="P2"/>
      <text:p text:style-name="P2"/>
      <text:p text:style-name="P8">1. Introduction</text:p>
      <text:p text:style-name="P2"/>
      <text:p text:style-name="P4">- Structure of the solution</text:p>
      <text:p text:style-name="P4"/>
      <text:p text:style-name="P4">- Decisions taken</text:p>
      <text:p text:style-name="P4"/>
      <text:p text:style-name="P8">2. Implementation</text:p>
      <text:p text:style-name="P4"/>
      <text:p text:style-name="P4">- Important parts of the code</text:p>
      <text:p text:style-name="P4"/>
      <text:p text:style-name="P4">- Limitations of the proposed solution</text:p>
      <text:p text:style-name="P4"/>
      <text:p text:style-name="P4">- How far you've come</text:p>
      <text:p text:style-name="P2"/>
      <text:p text:style-name="P8">3. Tests</text:p>
      <text:p text:style-name="P2"/>
      <text:p text:style-name="P4">Test N #</text:p>
      <text:list xml:id="list37214909" text:style-name="L2">
        <text:list-item>
          <text:p text:style-name="P6">description</text:p>
        </text:list-item>
        <text:list-item>
          <text:p text:style-name="P6">Objective</text:p>
        </text:list-item>
        <text:list-item>
          <text:p text:style-name="P6">execution</text:p>
        </text:list-item>
        <text:list-item>
          <text:p text:style-name="P6">results</text:p>
        </text:list-item>
        <text:list-item>
          <text:p text:style-name="P6">conclusion</text:p>
        </text:list-item>
      </text:list>
      <text:p text:style-name="P2"/>
      <text:p text:style-name="P8">4. Conclusions</text:p>
      <text:p text:style-name="P2"/>
      <text:p text:style-name="P4">- Difficulties encountered</text:p>
      <text:p text:style-name="P4"/>
      <text:p text:style-name="P4">- Other consideration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3T19:08:28</meta:creation-date>
    <dc:date>2013-03-15T17:07:03.53</dc:date>
    <meta:editing-duration>PT00H23M43S</meta:editing-duration>
    <meta:editing-cycles>4</meta:editing-cycles>
    <meta:generator>OpenOffice.org/3.1$Win32 OpenOffice.org_project/310m11$Build-9399</meta:generator>
    <meta:document-statistic meta:table-count="0" meta:image-count="0" meta:object-count="0" meta:page-count="1" meta:paragraph-count="20" meta:word-count="56" meta:character-count="346"/>
    <meta:user-defined meta:name="Info 1"/>
    <meta:user-defined meta:name="Info 2"/>
    <meta:user-defined meta:name="Info 3"/>
    <meta:user-defined meta:name="Info 4"/>
  </office:meta>
</office:document-meta>
</file>